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1.782cm" fo:min-width="5.723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3" style:family="graphic" style:parent-style-name="standard">
      <style:graphic-properties draw:textarea-horizontal-align="justify" draw:textarea-vertical-align="middle" draw:auto-grow-height="false" fo:min-height="0.739cm" fo:min-width="2.285cm"/>
    </style:style>
    <style:style style:name="gr4" style:family="graphic" style:parent-style-name="standard">
      <style:graphic-properties draw:textarea-horizontal-align="justify" draw:textarea-vertical-align="middle" draw:auto-grow-height="false" fo:min-height="1.5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973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306cm" fo:min-width="0cm"/>
    </style:style>
    <style:style style:name="gr7" style:family="graphic" style:parent-style-name="standard">
      <style:graphic-properties draw:fill-color="#66ff99" draw:textarea-horizontal-align="justify" draw:textarea-vertical-align="middle" draw:auto-grow-height="false" fo:min-height="1.195cm" fo:min-width="0cm"/>
    </style:style>
    <style:style style:name="gr8" style:family="graphic" style:parent-style-name="standard">
      <style:graphic-properties draw:fill-color="#66ff99" draw:textarea-horizontal-align="justify" draw:textarea-vertical-align="middle" draw:auto-grow-height="false" fo:min-height="4.449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5.166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-color="#66ff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223cm" svg:height="2.032cm" svg:x="6.461cm" svg:y="17.51cm">
          <text:p text:style-name="P1">Output:</text:p>
          <text:p text:style-name="P1">Foliage photomet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778cm" svg:x="3.54cm" svg:y="13.7cm">
          <text:p text:style-name="P1">Motion blu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778cm" svg:x="10.652cm" svg:y="13.573cm">
          <text:p text:style-name="P1">Illumin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72cm" svg:height="1.778cm" svg:x="17.51cm" svg:y="13.573cm">
          <text:p text:style-name="P1">Specular </text:p>
          <text:p text:style-name="P1">reflectio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223cm" svg:height="2.032cm" svg:x="13.827cm" svg:y="17.51cm">
          <text:p text:style-name="P1">Output:</text:p>
          <text:p text:style-name="P1">Foliage colo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37cm" svg:height="1.397cm" svg:x="7.223cm" svg:y="10.017cm">
          <text:p text:style-name="P1">Time of 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37cm" svg:height="1.397cm" svg:x="11.541cm" svg:y="10.017cm">
          <text:p text:style-name="P1">Time of y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.937cm" svg:height="1.397cm" svg:x="15.732cm" svg:y="10.017cm">
          <text:p text:style-name="P1">Weat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762cm" svg:height="2.022cm" draw:transform="skewX (-0.485201532054424) translate (10.221cm 11.42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858cm" svg:height="2.54cm" draw:transform="skewX (0.51399946471233) rotate (-0.243473430653209) translate (15.915cm 11.2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762cm" svg:height="1.778cm" svg:x="12.938cm" svg:y="11.6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0.762cm" svg:height="1.651cm" svg:x="6.588cm" svg:y="15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0.762cm" svg:height="1.651cm" svg:x="11.16cm" svg:y="15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0.762cm" svg:height="1.651cm" svg:x="18.145cm" svg:y="15.6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3" draw:layer="layout" svg:width="0.762cm" svg:height="1.651cm" svg:x="14.208cm" svg:y="15.7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35cm" svg:height="5.37cm" draw:transform="rotate (-1.18682389135615) translate (17.155cm 15.09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762cm" svg:height="1.778cm" svg:x="18.653cm" svg:y="11.5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762cm" svg:height="6.189cm" draw:transform="rotate (0.294262511886244) translate (14.732cm 11.58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20:51:22.454134330</meta:creation-date>
    <dc:date>2016-12-05T18:03:03.522342984</dc:date>
    <meta:editing-duration>PT35M26S</meta:editing-duration>
    <meta:editing-cycles>8</meta:editing-cycles>
    <meta:generator>LibreOffice/5.1.4.2$Linux_X86_64 LibreOffice_project/10m0$Build-2</meta:generator>
    <meta:document-statistic meta:object-count="18"/>
  </office:meta>
</office:document-meta>
</file>